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599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greedyTest_Q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Num Coins</text:p>
          </table:table-cell>
          <table:table-cell table:style-name="ce1" office:value-type="string" calcext:value-type="string">
            <text:p>Time (microseconds)</text:p>
          </table:table-cell>
          <table:table-cell table:style-name="ce1" table:number-columns-repeated="102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1" calcext:value-type="float">
            <text:p>8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2" calcext:value-type="float">
            <text:p>82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2" calcext:value-type="float">
            <text:p>82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81" calcext:value-type="float">
            <text:p>81</text:p>
          </table:table-cell>
          <table:table-cell office:value-type="float" office:value="2.14576721191406" calcext:value-type="float">
            <text:p>2.1457672119</text:p>
          </table:table-cell>
          <table:table-cell table:number-columns-repeated="1021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82" calcext:value-type="float">
            <text:p>82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82" calcext:value-type="float">
            <text:p>82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83" calcext:value-type="float">
            <text:p>83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83" calcext:value-type="float">
            <text:p>83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82" calcext:value-type="float">
            <text:p>82</text:p>
          </table:table-cell>
          <table:table-cell office:value-type="float" office:value="2.86102294921875" calcext:value-type="float">
            <text:p>2.8610229492</text:p>
          </table:table-cell>
          <table:table-cell table:number-columns-repeated="1021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83" calcext:value-type="float">
            <text:p>83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83" calcext:value-type="float">
            <text:p>83</text:p>
          </table:table-cell>
          <table:table-cell office:value-type="float" office:value="2.86102294921875" calcext:value-type="float">
            <text:p>2.8610229492</text:p>
          </table:table-cell>
          <table:table-cell table:number-columns-repeated="1021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84" calcext:value-type="float">
            <text:p>84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84" calcext:value-type="float">
            <text:p>84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83" calcext:value-type="float">
            <text:p>83</text:p>
          </table:table-cell>
          <table:table-cell office:value-type="float" office:value="2.14576721191406" calcext:value-type="float">
            <text:p>2.1457672119</text:p>
          </table:table-cell>
          <table:table-cell table:number-columns-repeated="1021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84" calcext:value-type="float">
            <text:p>84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84" calcext:value-type="float">
            <text:p>84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85" calcext:value-type="float">
            <text:p>85</text:p>
          </table:table-cell>
          <table:table-cell office:value-type="float" office:value="4.76837158203125" calcext:value-type="float">
            <text:p>4.768371582</text:p>
          </table:table-cell>
          <table:table-cell table:number-columns-repeated="1021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85" calcext:value-type="float">
            <text:p>85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4" calcext:value-type="float">
            <text:p>84</text:p>
          </table:table-cell>
          <table:table-cell office:value-type="float" office:value="1.9073486328125" calcext:value-type="float">
            <text:p>1.9073486328</text:p>
          </table:table-cell>
          <table:table-cell table:number-columns-repeated="1021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85" calcext:value-type="float">
            <text:p>85</text:p>
          </table:table-cell>
          <table:table-cell office:value-type="float" office:value="2.86102294921875" calcext:value-type="float">
            <text:p>2.8610229492</text:p>
          </table:table-cell>
          <table:table-cell table:number-columns-repeated="1021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85" calcext:value-type="float">
            <text:p>85</text:p>
          </table:table-cell>
          <table:table-cell office:value-type="float" office:value="2.86102294921875" calcext:value-type="float">
            <text:p>2.8610229492</text:p>
          </table:table-cell>
          <table:table-cell table:number-columns-repeated="1021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86" calcext:value-type="float">
            <text:p>8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86" calcext:value-type="float">
            <text:p>86</text:p>
          </table:table-cell>
          <table:table-cell office:value-type="float" office:value="2.86102294921875" calcext:value-type="float">
            <text:p>2.8610229492</text:p>
          </table:table-cell>
          <table:table-cell table:number-columns-repeated="1021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85" calcext:value-type="float">
            <text:p>85</text:p>
          </table:table-cell>
          <table:table-cell office:value-type="float" office:value="19.073486328125" calcext:value-type="float">
            <text:p>19.0734863281</text:p>
          </table:table-cell>
          <table:table-cell table:number-columns-repeated="1021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86" calcext:value-type="float">
            <text:p>86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86" calcext:value-type="float">
            <text:p>86</text:p>
          </table:table-cell>
          <table:table-cell office:value-type="float" office:value="2.86102294921875" calcext:value-type="float">
            <text:p>2.8610229492</text:p>
          </table:table-cell>
          <table:table-cell table:number-columns-repeated="1021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87" calcext:value-type="float">
            <text:p>87</text:p>
          </table:table-cell>
          <table:table-cell office:value-type="float" office:value="4.76837158203125" calcext:value-type="float">
            <text:p>4.768371582</text:p>
          </table:table-cell>
          <table:table-cell table:number-columns-repeated="1021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87" calcext:value-type="float">
            <text:p>87</text:p>
          </table:table-cell>
          <table:table-cell office:value-type="float" office:value="2.86102294921875" calcext:value-type="float">
            <text:p>2.8610229492</text:p>
          </table:table-cell>
          <table:table-cell table:number-columns-repeated="1021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86" calcext:value-type="float">
            <text:p>86</text:p>
          </table:table-cell>
          <table:table-cell office:value-type="float" office:value="1.9073486328125" calcext:value-type="float">
            <text:p>1.9073486328</text:p>
          </table:table-cell>
          <table:table-cell table:number-columns-repeated="1021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87" calcext:value-type="float">
            <text:p>87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87" calcext:value-type="float">
            <text:p>87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88" calcext:value-type="float">
            <text:p>88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88" calcext:value-type="float">
            <text:p>88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87" calcext:value-type="float">
            <text:p>87</text:p>
          </table:table-cell>
          <table:table-cell office:value-type="float" office:value="2.14576721191406" calcext:value-type="float">
            <text:p>2.1457672119</text:p>
          </table:table-cell>
          <table:table-cell table:number-columns-repeated="1021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88" calcext:value-type="float">
            <text:p>88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88" calcext:value-type="float">
            <text:p>88</text:p>
          </table:table-cell>
          <table:table-cell office:value-type="float" office:value="2.86102294921875" calcext:value-type="float">
            <text:p>2.8610229492</text:p>
          </table:table-cell>
          <table:table-cell table:number-columns-repeated="1021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89" calcext:value-type="float">
            <text:p>89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89" calcext:value-type="float">
            <text:p>89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8" calcext:value-type="float">
            <text:p>88</text:p>
          </table:table-cell>
          <table:table-cell office:value-type="float" office:value="1.9073486328125" calcext:value-type="float">
            <text:p>1.9073486328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7:24:24.6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0T17:24:31.919000000</dc:date>
    <meta:editing-duration>PT45S</meta:editing-duration>
    <meta:editing-cycles>2</meta:editing-cycles>
    <meta:generator>LibreOffice/4.3.5.2$Windows_x86 LibreOffice_project/3a87456aaa6a95c63eea1c1b3201acedf0751bd5</meta:generator>
    <meta:document-statistic meta:table-count="1" meta:cell-count="120" meta:object-count="0"/>
  </office:meta>
</office:document-meta>
</file>